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124"/>
    <style:style style:name="ce9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8"/>
        <table:table-column table:style-name="co2" table:number-columns-repeated="2" table:default-cell-style-name="Default"/>
        <table:table-column table:style-name="co2" table:default-cell-style-name="ce11"/>
        <table:table-row table:style-name="ro1">
          <table:table-cell table:style-name="ce1" office:value-type="string" calcext:value-type="string" table:number-columns-spanned="11" table:number-rows-spanned="1">
            <text:p>Table 1</text:p>
          </table:table-cell>
          <table:covered-table-cell table:number-columns-repeated="10"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Nanc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2nes-</text:p>
          </table:table-cell>
          <table:table-cell table:style-name="ce1" office:value-type="string" calcext:value-type="string">
            <text:p>2nes+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fixation probability</text:p>
          </table:table-cell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theta</text:p>
          </table:table-cell>
          <table:table-cell table:style-name="ce1"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style-name="ce3" office:value-type="float" office:value="1000" calcext:value-type="float">
            <text:p>100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-2000" calcext:value-type="float">
            <text:p>-2000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0.3" calcext:value-type="float">
            <text:p>0.3</text:p>
          </table:table-cell>
          <table:table-cell table:style-name="ce7" office:value-type="float" office:value="0.000213377" calcext:value-type="float">
            <text:p>0.00021</text:p>
          </table:table-cell>
          <table:table-cell table:number-columns-repeated="2" table:style-name="ce6" office:value-type="float" office:value="0.001" calcext:value-type="float">
            <text:p>0.001</text:p>
          </table:table-cell>
          <table:table-cell table:style-name="ce10"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<text:span text:style-name="T1">2nes</text:span>_pos_5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-2000" calcext:value-type="float">
            <text:p>-2000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000122764" calcext:value-type="float">
            <text:p>0.0001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<text:span text:style-name="T1">2nes</text:span>_pos_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-2000" calcext:value-type="float">
            <text:p>-200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000479064" calcext:value-type="float">
            <text:p>0.0004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2nes_neg_10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-1000" calcext:value-type="float">
            <text:p>-1000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0.000213238" calcext:value-type="float">
            <text:p>0.0002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2nes_neg_5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-500" calcext:value-type="float">
            <text:p>-500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0.000213263" calcext:value-type="float">
            <text:p>0.0002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shape_0.1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-2000" calcext:value-type="float">
            <text:p>-2000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0.00114565" calcext:value-type="float">
            <text:p>0.0011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shape_0.2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-2000" calcext:value-type="float">
            <text:p>-2000</text:p>
          </table:table-cell>
          <table:table-cell office:value-type="float" office:value="250" calcext:value-type="float">
            <text:p>250</text:p>
          </table:table-cell>
          <table:table-cell office:value-type="float" office:value="0.2" calcext:value-type="float">
            <text:p>0.2</text:p>
          </table:table-cell>
          <table:table-cell office:value-type="float" office:value="0.000482113" calcext:value-type="float">
            <text:p>0.0004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genes 28k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-2000" calcext:value-type="float">
            <text:p>-2000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0.000213377" calcext:value-type="float">
            <text:p>0.0002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string" calcext:value-type="string">
            <text:p>genes 1k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-2000" calcext:value-type="float">
            <text:p>-2000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0.000213377" calcext:value-type="float">
            <text:p>0.0002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ho 0.01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-2000" calcext:value-type="float">
            <text:p>-2000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0.000213377" calcext:value-type="float">
            <text:p>0.0002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Rho 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-2000" calcext:value-type="float">
            <text:p>-2000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0.000213377" calcext:value-type="float">
            <text:p>0.0002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Theta 0.01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-2000" calcext:value-type="float">
            <text:p>-2000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0.000213377" calcext:value-type="float">
            <text:p>0.000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table:style-name="ce2" office:value-type="string" calcext:value-type="string">
            <text:p>Theta 0.0001</text:p>
          </table:table-cell>
          <table:table-cell table:style-name="ce5" office:value-type="float" office:value="1000" calcext:value-type="float">
            <text:p>1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2000" calcext:value-type="float">
            <text:p>-20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3" calcext:value-type="float">
            <text:p>0.3</text:p>
          </table:table-cell>
          <table:table-cell table:style-name="ce9" office:value-type="float" office:value="0.000213377" calcext:value-type="float">
            <text:p>0.0002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12" office:value-type="float" office:value="14000" calcext:value-type="float">
            <text:p>1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5T19:47:26.848524792</meta:creation-date>
    <dc:date>2021-04-15T20:03:06.514056868</dc:date>
    <meta:editing-duration>PT5M29S</meta:editing-duration>
    <meta:editing-cycles>2</meta:editing-cycles>
    <meta:generator>LibreOffice/7.0.5.2$Linux_X86_64 LibreOffice_project/00$Build-2</meta:generator>
    <meta:document-statistic meta:table-count="1" meta:cell-count="154" meta:object-count="0"/>
  </office:meta>
</office:document-meta>
</file>